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fr" fo:country="FR" style:font-size-asian="8pt" style:font-weight-complex="bold" style:text-overline-style="none" style:text-overline-color="font-color" style:font-relief="none" style:text-emphasize="none" style:font-style-complex="normal" style:font-style-asian="normal" style:font-name-complex="Lohit Devanagari" style:font-name-asian="Noto Sans CJK SC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weight-asian="bold" fo:font-size="8pt" style:font-size-complex="8pt"/>
    </style:style>
    <style:style style:name="T3" style:family="text">
      <style:text-properties style:language-complex="hi" style:country-complex="IN" style:font-size-complex="8pt" fo:font-size="8pt" style:font-weight-asian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language="fr" fo:country="FR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font-weight-complex="bold" style:font-size-asian="8pt"/>
    </style:style>
    <style:style style:name="T4" style:family="text">
      <style:text-properties fo:font-weight="bold" style:font-relief="none" style:font-style-complex="normal" style:font-weight-complex="bold" style:font-size-complex="8pt" style:font-name-complex="Lohit Devanagari" style:language-complex="hi" style:country-complex="IN" fo:language="fr" fo:country="FR" fo:text-shadow="none" fo:font-style="normal" style:text-underline-style="none" style:text-underline-color="font-color" fo:font-size="8pt" style:text-line-through-type="none" style:text-outline="false" style:text-line-through-mode="continuous" style:language-asian="zh" style:country-asian="CN" style:font-name-asian="Noto Sans CJK SC" style:font-size-asian="8pt" style:font-weight-asian="bold" style:font-style-asian="normal" style:text-emphasize="none" style:text-overline-style="none" style:text-overline-color="font-color"/>
    </style:style>
    <style:style style:name="T5" style:family="text">
      <style:text-properties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9" table:default-cell-style-name="Default"/>
        <table:table-column table:style-name="co2" table:number-columns-repeated="7" table:default-cell-style-name="Default"/>
        <table:table-column table:style-name="co1" table:number-columns-repeated="997" table:default-cell-style-name="Default"/>
        <table:table-row table:style-name="ro1">
          <table:table-cell table:style-name="ce5"/>
          <table:table-cell table:style-name="ce10"/>
          <table:table-cell table:style-name="ce12" table:number-columns-repeated="6"/>
          <table:table-cell table:style-name="ce15" table:number-columns-repeated="8"/>
          <table:table-cell table:style-name="ce16" table:number-columns-repeated="2"/>
          <table:table-cell table:style-name="ce17" office:value-type="string" calcext:value-type="string" table:number-columns-spanned="8" table:number-rows-spanned="2">
            <text:p>En cas d’égalité entre les valeurs maximales : </text:p>
            <text:p>1. gauche (on complète la solution de gauche avec la lettre de la colonne et un tiret)</text:p>
            <text:p>2. diagonale (on aligne les 2 lettres)</text:p>
            <text:p><text:span text:style-name="T1">3. haut (on complète la solution du haut avec</text:span> la lettre de la ligne et un tiret)</text:p>
          </table:table-cell>
          <table:covered-table-cell table:number-columns-repeated="7"/>
          <table:table-cell table:style-name="ce16" table:number-columns-repeated="997"/>
        </table:table-row>
        <table:table-row table:style-name="ro1">
          <table:table-cell table:style-name="ce5"/>
          <table:table-cell table:style-name="ce10"/>
          <table:table-cell table:style-name="ce12" table:number-columns-repeated="6"/>
          <table:table-cell table:style-name="ce15" table:number-columns-repeated="8"/>
          <table:table-cell table:style-name="ce16" table:number-columns-repeated="2"/>
          <table:covered-table-cell table:style-name="ce17"/>
          <table:covered-table-cell table:number-columns-repeated="7"/>
          <table:table-cell table:style-name="ce16" table:number-columns-repeated="997"/>
        </table:table-row>
        <table:table-row table:style-name="ro1">
          <table:table-cell table:style-name="ce6"/>
          <table:table-cell table:style-name="ce7" office:value-type="string" calcext:value-type="string">
            <text:p>∅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  <table:table-cell table:style-name="ce9" table:number-columns-repeated="8"/>
          <table:table-cell table:number-columns-repeated="2"/>
          <table:table-cell table:style-name="ce6"/>
          <table:table-cell table:style-name="ce7" office:value-type="string" calcext:value-type="string">
            <text:p>∅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∅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-12" calcext:value-type="float">
            <text:p>-12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-14" calcext:value-type="float">
            <text:p>-14</text:p>
          </table:table-cell>
          <table:table-cell table:number-columns-repeated="2"/>
          <table:table-cell table:style-name="ce7" office:value-type="string" calcext:value-type="string">
            <text:p>∅</text:p>
          </table:table-cell>
          <table:table-cell table:style-name="ce18"/>
          <table:table-cell table:style-name="ce18" office:value-type="string" calcext:value-type="string">
            <text:p><text:span text:style-name="T2">-</text:span></text:p>
            <text:p><text:span text:style-name="T3">E</text:span></text:p>
          </table:table-cell>
          <table:table-cell table:style-name="ce18" office:value-type="string" calcext:value-type="string">
            <text:p>--</text:p>
            <text:p>EN</text:p>
          </table:table-cell>
          <table:table-cell table:style-name="ce18" office:value-type="string" calcext:value-type="string">
            <text:p>---</text:p>
            <text:p>ENO</text:p>
          </table:table-cell>
          <table:table-cell table:style-name="ce18" office:value-type="string" calcext:value-type="string">
            <text:p>----</text:p>
            <text:p>ENOR</text:p>
          </table:table-cell>
          <table:table-cell table:style-name="ce18" office:value-type="string" calcext:value-type="string">
            <text:p>-----</text:p>
            <text:p>ENORM</text:p>
          </table:table-cell>
          <table:table-cell table:style-name="ce18" office:value-type="string" calcext:value-type="string">
            <text:p>------</text:p>
            <text:p>ENORME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6" office:value-type="float" office:value="-1" calcext:value-type="float">
            <text:p>-1</text:p>
          </table:table-cell>
          <table:table-cell table:style-name="ce13" table:formula="of:=IF([.C$3]=[.$A5];MAX([.B4]+1;[.C4]-1;[.B5]-1);MAX([.C4]-1;[.B5]-1))" office:value-type="float" office:value="-2" calcext:value-type="float">
            <text:p>-2</text:p>
          </table:table-cell>
          <table:table-cell table:style-name="ce13" table:formula="of:=IF([.D$3]=[.$A5];MAX([.C4]+1;[.D4]-1;[.C5]-1);MAX([.D4]-1;[.C5]-1))" office:value-type="float" office:value="-3" calcext:value-type="float">
            <text:p>-3</text:p>
          </table:table-cell>
          <table:table-cell table:style-name="ce13" table:formula="of:=IF([.E$3]=[.$A5];MAX([.D4]+1;[.E4]-1;[.D5]-1);MAX([.E4]-1;[.D5]-1))" office:value-type="float" office:value="-4" calcext:value-type="float">
            <text:p>-4</text:p>
          </table:table-cell>
          <table:table-cell table:style-name="ce13" table:formula="of:=IF([.F$3]=[.$A5];MAX([.E4]+1;[.F4]-1;[.E5]-1);MAX([.F4]-1;[.E5]-1))" office:value-type="float" office:value="-5" calcext:value-type="float">
            <text:p>-5</text:p>
          </table:table-cell>
          <table:table-cell table:style-name="ce13" table:formula="of:=IF([.G$3]=[.$A5];MAX([.F4]+1;[.G4]-1;[.F5]-1);MAX([.G4]-1;[.F5]-1))" office:value-type="float" office:value="-6" calcext:value-type="float">
            <text:p>-6</text:p>
          </table:table-cell>
          <table:table-cell table:style-name="ce13" table:formula="of:=IF([.H$3]=[.$A5];MAX([.G4]+1;[.H4]-1;[.G5]-1);MAX([.H4]-1;[.G5]-1))" office:value-type="float" office:value="-7" calcext:value-type="float">
            <text:p>-7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G</text:p>
          </table:table-cell>
          <table:table-cell table:style-name="ce18" office:value-type="string" calcext:value-type="string">
            <text:p>G</text:p>
            <text:p>-</text:p>
          </table:table-cell>
          <table:table-cell table:style-name="ce19" office:value-type="string" calcext:value-type="string">
            <text:p><text:span text:style-name="T4">G-</text:span></text:p>
            <text:p><text:span text:style-name="T4">-E</text:span></text:p>
          </table:table-cell>
          <table:table-cell table:style-name="ce19" office:value-type="string" calcext:value-type="string">
            <text:p><text:span text:style-name="T4">G--</text:span></text:p>
            <text:p><text:span text:style-name="T4">-EN</text:span></text:p>
          </table:table-cell>
          <table:table-cell table:style-name="ce19" office:value-type="string" calcext:value-type="string">
            <text:p><text:span text:style-name="T4">G---</text:span></text:p>
            <text:p><text:span text:style-name="T4">-ENO</text:span></text:p>
          </table:table-cell>
          <table:table-cell table:style-name="ce19" office:value-type="string" calcext:value-type="string">
            <text:p><text:span text:style-name="T4">G----</text:span></text:p>
            <text:p><text:span text:style-name="T4">-ENOR</text:span></text:p>
          </table:table-cell>
          <table:table-cell table:style-name="ce19" office:value-type="string" calcext:value-type="string">
            <text:p><text:span text:style-name="T4">G-----</text:span></text:p>
            <text:p><text:span text:style-name="T4">-ENORM</text:span></text:p>
          </table:table-cell>
          <table:table-cell table:style-name="ce19" office:value-type="string" calcext:value-type="string">
            <text:p><text:span text:style-name="T4">G------</text:span></text:p>
            <text:p><text:span text:style-name="T4">-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6" office:value-type="float" office:value="-2" calcext:value-type="float">
            <text:p>-2</text:p>
          </table:table-cell>
          <table:table-cell table:style-name="ce13" table:formula="of:=IF([.C$3]=[.$A6];MAX([.B5]+1;[.C5]-1;[.B6]-1);MAX([.C5]-1;[.B6]-1))" office:value-type="float" office:value="0" calcext:value-type="float">
            <text:p>0</text:p>
          </table:table-cell>
          <table:table-cell table:style-name="ce13" table:formula="of:=IF([.D$3]=[.$A6];MAX([.C5]+1;[.D5]-1;[.C6]-1);MAX([.D5]-1;[.C6]-1))" office:value-type="float" office:value="-1" calcext:value-type="float">
            <text:p>-1</text:p>
          </table:table-cell>
          <table:table-cell table:style-name="ce13" table:formula="of:=IF([.E$3]=[.$A6];MAX([.D5]+1;[.E5]-1;[.D6]-1);MAX([.E5]-1;[.D6]-1))" office:value-type="float" office:value="-2" calcext:value-type="float">
            <text:p>-2</text:p>
          </table:table-cell>
          <table:table-cell table:style-name="ce13" table:formula="of:=IF([.F$3]=[.$A6];MAX([.E5]+1;[.F5]-1;[.E6]-1);MAX([.F5]-1;[.E6]-1))" office:value-type="float" office:value="-3" calcext:value-type="float">
            <text:p>-3</text:p>
          </table:table-cell>
          <table:table-cell table:style-name="ce13" table:formula="of:=IF([.G$3]=[.$A6];MAX([.F5]+1;[.G5]-1;[.F6]-1);MAX([.G5]-1;[.F6]-1))" office:value-type="float" office:value="-4" calcext:value-type="float">
            <text:p>-4</text:p>
          </table:table-cell>
          <table:table-cell table:style-name="ce13" table:formula="of:=IF([.H$3]=[.$A6];MAX([.G5]+1;[.H5]-1;[.G6]-1);MAX([.H5]-1;[.G6]-1))" office:value-type="float" office:value="-5" calcext:value-type="float">
            <text:p>-5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18" office:value-type="string" calcext:value-type="string">
            <text:p>GE</text:p>
            <text:p>–-</text:p>
          </table:table-cell>
          <table:table-cell table:style-name="ce19" office:value-type="string" calcext:value-type="string">
            <text:p>GE</text:p>
            <text:p>–E</text:p>
          </table:table-cell>
          <table:table-cell table:style-name="ce19" office:value-type="string" calcext:value-type="string">
            <text:p>GE-</text:p>
            <text:p>–EN</text:p>
          </table:table-cell>
          <table:table-cell table:style-name="ce19" office:value-type="string" calcext:value-type="string">
            <text:p>GE-</text:p>
            <text:p>–EN</text:p>
          </table:table-cell>
          <table:table-cell table:style-name="ce19" office:value-type="string" calcext:value-type="string">
            <text:p>GE---</text:p>
            <text:p>–ENOR</text:p>
          </table:table-cell>
          <table:table-cell table:style-name="ce19" office:value-type="string" calcext:value-type="string">
            <text:p>GE----</text:p>
            <text:p>–ENORM</text:p>
          </table:table-cell>
          <table:table-cell table:style-name="ce19" office:value-type="string" calcext:value-type="string">
            <text:p>GE-----</text:p>
            <text:p>–ENORME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6" office:value-type="float" office:value="-3" calcext:value-type="float">
            <text:p>-3</text:p>
          </table:table-cell>
          <table:table-cell table:style-name="ce13" table:formula="of:=IF([.C$3]=[.$A7];MAX([.B6]+1;[.C6]-1;[.B7]-1);MAX([.C6]-1;[.B7]-1))" office:value-type="float" office:value="-1" calcext:value-type="float">
            <text:p>-1</text:p>
          </table:table-cell>
          <table:table-cell table:style-name="ce13" table:formula="of:=IF([.D$3]=[.$A7];MAX([.C6]+1;[.D6]-1;[.C7]-1);MAX([.D6]-1;[.C7]-1))" office:value-type="float" office:value="1" calcext:value-type="float">
            <text:p>1</text:p>
          </table:table-cell>
          <table:table-cell table:style-name="ce13" table:formula="of:=IF([.E$3]=[.$A7];MAX([.D6]+1;[.E6]-1;[.D7]-1);MAX([.E6]-1;[.D7]-1))" office:value-type="float" office:value="0" calcext:value-type="float">
            <text:p>0</text:p>
          </table:table-cell>
          <table:table-cell table:style-name="ce13" table:formula="of:=IF([.F$3]=[.$A7];MAX([.E6]+1;[.F6]-1;[.E7]-1);MAX([.F6]-1;[.E7]-1))" office:value-type="float" office:value="-1" calcext:value-type="float">
            <text:p>-1</text:p>
          </table:table-cell>
          <table:table-cell table:style-name="ce13" table:formula="of:=IF([.G$3]=[.$A7];MAX([.F6]+1;[.G6]-1;[.F7]-1);MAX([.G6]-1;[.F7]-1))" office:value-type="float" office:value="-2" calcext:value-type="float">
            <text:p>-2</text:p>
          </table:table-cell>
          <table:table-cell table:style-name="ce13" table:formula="of:=IF([.H$3]=[.$A7];MAX([.G6]+1;[.H6]-1;[.G7]-1);MAX([.H6]-1;[.G7]-1))" office:value-type="float" office:value="-3" calcext:value-type="float">
            <text:p>-3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GEN</text:p>
            <text:p>---</text:p>
          </table:table-cell>
          <table:table-cell table:style-name="ce19" office:value-type="string" calcext:value-type="string">
            <text:p>GEN</text:p>
            <text:p>–E-</text:p>
          </table:table-cell>
          <table:table-cell table:style-name="ce19" office:value-type="string" calcext:value-type="string">
            <text:p><text:span text:style-name="T5">GEN</text:span></text:p>
            <text:p><text:span text:style-name="T5">–EN</text:span></text:p>
          </table:table-cell>
          <table:table-cell table:style-name="ce19" office:value-type="string" calcext:value-type="string">
            <text:p><text:span text:style-name="T5">GEN-</text:span></text:p>
            <text:p><text:span text:style-name="T5">–ENO</text:span></text:p>
          </table:table-cell>
          <table:table-cell table:style-name="ce19" office:value-type="string" calcext:value-type="string">
            <text:p><text:span text:style-name="T5">GEN--</text:span></text:p>
            <text:p><text:span text:style-name="T5">–ENOR</text:span></text:p>
          </table:table-cell>
          <table:table-cell table:style-name="ce19" office:value-type="string" calcext:value-type="string">
            <text:p><text:span text:style-name="T5">GEN---</text:span></text:p>
            <text:p><text:span text:style-name="T5">–ENORM</text:span></text:p>
          </table:table-cell>
          <table:table-cell table:style-name="ce19" office:value-type="string" calcext:value-type="string">
            <text:p><text:span text:style-name="T5">GEN----</text:span></text:p>
            <text:p><text:span text:style-name="T5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6" office:value-type="float" office:value="-4" calcext:value-type="float">
            <text:p>-4</text:p>
          </table:table-cell>
          <table:table-cell table:style-name="ce13" table:formula="of:=IF([.C$3]=[.$A8];MAX([.B7]+1;[.C7]-1;[.B8]-1);MAX([.C7]-1;[.B8]-1))" office:value-type="float" office:value="-2" calcext:value-type="float">
            <text:p>-2</text:p>
          </table:table-cell>
          <table:table-cell table:style-name="ce13" table:formula="of:=IF([.D$3]=[.$A8];MAX([.C7]+1;[.D7]-1;[.C8]-1);MAX([.D7]-1;[.C8]-1))" office:value-type="float" office:value="0" calcext:value-type="float">
            <text:p>0</text:p>
          </table:table-cell>
          <table:table-cell table:style-name="ce13" table:formula="of:=IF([.E$3]=[.$A8];MAX([.D7]+1;[.E7]-1;[.D8]-1);MAX([.E7]-1;[.D8]-1))" office:value-type="float" office:value="2" calcext:value-type="float">
            <text:p>2</text:p>
          </table:table-cell>
          <table:table-cell table:style-name="ce13" table:formula="of:=IF([.F$3]=[.$A8];MAX([.E7]+1;[.F7]-1;[.E8]-1);MAX([.F7]-1;[.E8]-1))" office:value-type="float" office:value="1" calcext:value-type="float">
            <text:p>1</text:p>
          </table:table-cell>
          <table:table-cell table:style-name="ce13" table:formula="of:=IF([.G$3]=[.$A8];MAX([.F7]+1;[.G7]-1;[.F8]-1);MAX([.G7]-1;[.F8]-1))" office:value-type="float" office:value="0" calcext:value-type="float">
            <text:p>0</text:p>
          </table:table-cell>
          <table:table-cell table:style-name="ce13" table:formula="of:=IF([.H$3]=[.$A8];MAX([.G7]+1;[.H7]-1;[.G8]-1);MAX([.H7]-1;[.G8]-1))" office:value-type="float" office:value="-1" calcext:value-type="float">
            <text:p>-1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O</text:p>
          </table:table-cell>
          <table:table-cell table:style-name="ce18" office:value-type="string" calcext:value-type="string">
            <text:p>GENO</text:p>
            <text:p>----</text:p>
          </table:table-cell>
          <table:table-cell table:style-name="ce19" office:value-type="string" calcext:value-type="string">
            <text:p>GENO</text:p>
            <text:p>–E--</text:p>
          </table:table-cell>
          <table:table-cell table:style-name="ce19" office:value-type="string" calcext:value-type="string">
            <text:p><text:span text:style-name="T5">GENO</text:span></text:p>
            <text:p><text:span text:style-name="T5">–EN-</text:span></text:p>
          </table:table-cell>
          <table:table-cell table:style-name="ce19" office:value-type="string" calcext:value-type="string">
            <text:p><text:span text:style-name="T5">GENO</text:span></text:p>
            <text:p><text:span text:style-name="T5">–ENO</text:span></text:p>
          </table:table-cell>
          <table:table-cell table:style-name="ce19" office:value-type="string" calcext:value-type="string">
            <text:p><text:span text:style-name="T5">GENO-</text:span></text:p>
            <text:p><text:span text:style-name="T5">–ENOR</text:span></text:p>
          </table:table-cell>
          <table:table-cell table:style-name="ce19" office:value-type="string" calcext:value-type="string">
            <text:p><text:span text:style-name="T5">GENO--</text:span></text:p>
            <text:p><text:span text:style-name="T5">–ENORM</text:span></text:p>
          </table:table-cell>
          <table:table-cell table:style-name="ce19" office:value-type="string" calcext:value-type="string">
            <text:p><text:span text:style-name="T5">GENO---</text:span></text:p>
            <text:p><text:span text:style-name="T5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M</text:p>
          </table:table-cell>
          <table:table-cell table:style-name="ce6" office:value-type="float" office:value="-5" calcext:value-type="float">
            <text:p>-5</text:p>
          </table:table-cell>
          <table:table-cell table:style-name="ce13" table:formula="of:=IF([.C$3]=[.$A9];MAX([.B8]+1;[.C8]-1;[.B9]-1);MAX([.C8]-1;[.B9]-1))" office:value-type="float" office:value="-3" calcext:value-type="float">
            <text:p>-3</text:p>
          </table:table-cell>
          <table:table-cell table:style-name="ce13" table:formula="of:=IF([.D$3]=[.$A9];MAX([.C8]+1;[.D8]-1;[.C9]-1);MAX([.D8]-1;[.C9]-1))" office:value-type="float" office:value="-1" calcext:value-type="float">
            <text:p>-1</text:p>
          </table:table-cell>
          <table:table-cell table:style-name="ce13" table:formula="of:=IF([.E$3]=[.$A9];MAX([.D8]+1;[.E8]-1;[.D9]-1);MAX([.E8]-1;[.D9]-1))" office:value-type="float" office:value="1" calcext:value-type="float">
            <text:p>1</text:p>
          </table:table-cell>
          <table:table-cell table:style-name="ce13" table:formula="of:=IF([.F$3]=[.$A9];MAX([.E8]+1;[.F8]-1;[.E9]-1);MAX([.F8]-1;[.E9]-1))" office:value-type="float" office:value="0" calcext:value-type="float">
            <text:p>0</text:p>
          </table:table-cell>
          <table:table-cell table:style-name="ce13" table:formula="of:=IF([.G$3]=[.$A9];MAX([.F8]+1;[.G8]-1;[.F9]-1);MAX([.G8]-1;[.F9]-1))" office:value-type="float" office:value="2" calcext:value-type="float">
            <text:p>2</text:p>
          </table:table-cell>
          <table:table-cell table:style-name="ce13" table:formula="of:=IF([.H$3]=[.$A9];MAX([.G8]+1;[.H8]-1;[.G9]-1);MAX([.H8]-1;[.G9]-1))" office:value-type="float" office:value="1" calcext:value-type="float">
            <text:p>1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M</text:p>
          </table:table-cell>
          <table:table-cell table:style-name="ce18" office:value-type="string" calcext:value-type="string">
            <text:p>GENOM</text:p>
            <text:p>-----</text:p>
          </table:table-cell>
          <table:table-cell table:style-name="ce19" office:value-type="string" calcext:value-type="string">
            <text:p>GENOM</text:p>
            <text:p>–E---</text:p>
          </table:table-cell>
          <table:table-cell table:style-name="ce19" office:value-type="string" calcext:value-type="string">
            <text:p><text:span text:style-name="T5">GENOM</text:span></text:p>
            <text:p><text:span text:style-name="T5">–EN--</text:span></text:p>
          </table:table-cell>
          <table:table-cell table:style-name="ce19" office:value-type="string" calcext:value-type="string">
            <text:p><text:span text:style-name="T5">GENOM</text:span></text:p>
            <text:p><text:span text:style-name="T5">–ENO-</text:span></text:p>
          </table:table-cell>
          <table:table-cell table:style-name="ce19" office:value-type="string" calcext:value-type="string">
            <text:p><text:span text:style-name="T5">GENOM-</text:span></text:p>
            <text:p><text:span text:style-name="T5">–ENO-R</text:span></text:p>
          </table:table-cell>
          <table:table-cell table:style-name="ce19" office:value-type="string" calcext:value-type="string">
            <text:p><text:span text:style-name="T5">GENO-M</text:span></text:p>
            <text:p><text:span text:style-name="T5">–ENORM</text:span></text:p>
          </table:table-cell>
          <table:table-cell table:style-name="ce19" office:value-type="string" calcext:value-type="string">
            <text:p><text:span text:style-name="T5">GENO-M-</text:span></text:p>
            <text:p><text:span text:style-name="T5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6" office:value-type="float" office:value="-6" calcext:value-type="float">
            <text:p>-6</text:p>
          </table:table-cell>
          <table:table-cell table:style-name="ce13" table:formula="of:=IF([.C$3]=[.$A10];MAX([.B9]+1;[.C9]-1;[.B10]-1);MAX([.C9]-1;[.B10]-1))" office:value-type="float" office:value="-4" calcext:value-type="float">
            <text:p>-4</text:p>
          </table:table-cell>
          <table:table-cell table:style-name="ce13" table:formula="of:=IF([.D$3]=[.$A10];MAX([.C9]+1;[.D9]-1;[.C10]-1);MAX([.D9]-1;[.C10]-1))" office:value-type="float" office:value="-2" calcext:value-type="float">
            <text:p>-2</text:p>
          </table:table-cell>
          <table:table-cell table:style-name="ce13" table:formula="of:=IF([.E$3]=[.$A10];MAX([.D9]+1;[.E9]-1;[.D10]-1);MAX([.E9]-1;[.D10]-1))" office:value-type="float" office:value="0" calcext:value-type="float">
            <text:p>0</text:p>
          </table:table-cell>
          <table:table-cell table:style-name="ce13" table:formula="of:=IF([.F$3]=[.$A10];MAX([.E9]+1;[.F9]-1;[.E10]-1);MAX([.F9]-1;[.E10]-1))" office:value-type="float" office:value="-1" calcext:value-type="float">
            <text:p>-1</text:p>
          </table:table-cell>
          <table:table-cell table:style-name="ce13" table:formula="of:=IF([.G$3]=[.$A10];MAX([.F9]+1;[.G9]-1;[.F10]-1);MAX([.G9]-1;[.F10]-1))" office:value-type="float" office:value="1" calcext:value-type="float">
            <text:p>1</text:p>
          </table:table-cell>
          <table:table-cell table:style-name="ce13" table:formula="of:=IF([.H$3]=[.$A10];MAX([.G9]+1;[.H9]-1;[.G10]-1);MAX([.H9]-1;[.G10]-1))" office:value-type="float" office:value="3" calcext:value-type="float">
            <text:p>3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18" office:value-type="string" calcext:value-type="string">
            <text:p>GENOME</text:p>
            <text:p>------</text:p>
          </table:table-cell>
          <table:table-cell table:style-name="ce19" office:value-type="string" calcext:value-type="string">
            <text:p>GENOME</text:p>
            <text:p>–E----</text:p>
          </table:table-cell>
          <table:table-cell table:style-name="ce19" office:value-type="string" calcext:value-type="string">
            <text:p><text:span text:style-name="T5">GENOME</text:span></text:p>
            <text:p><text:span text:style-name="T5">–EN---</text:span></text:p>
          </table:table-cell>
          <table:table-cell table:style-name="ce19" office:value-type="string" calcext:value-type="string">
            <text:p><text:span text:style-name="T5">GENOME</text:span></text:p>
            <text:p><text:span text:style-name="T5">–ENO--</text:span></text:p>
          </table:table-cell>
          <table:table-cell table:style-name="ce19" office:value-type="string" calcext:value-type="string">
            <text:p><text:span text:style-name="T5">GENOME-</text:span></text:p>
            <text:p><text:span text:style-name="T5">–ENO--R</text:span></text:p>
          </table:table-cell>
          <table:table-cell table:style-name="ce19" office:value-type="string" calcext:value-type="string">
            <text:p><text:span text:style-name="T5">GENO-ME</text:span></text:p>
            <text:p><text:span text:style-name="T5">–ENORM-</text:span></text:p>
          </table:table-cell>
          <table:table-cell table:style-name="ce19" office:value-type="string" calcext:value-type="string">
            <text:p><text:span text:style-name="T5">GENO-ME-</text:span></text:p>
            <text:p><text:span text:style-name="T5">–ENORM-E</text:span></text:p>
          </table:table-cell>
          <table:table-cell table:number-columns-repeated="997"/>
        </table:table-row>
        <table:table-row table:style-name="ro1">
          <table:table-cell table:style-name="ce9"/>
          <table:table-cell table:style-name="ce6" office:value-type="float" office:value="-7" calcext:value-type="float">
            <text:p>-7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8" calcext:value-type="float">
            <text:p>-8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9" calcext:value-type="float">
            <text:p>-9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10" calcext:value-type="float">
            <text:p>-10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11" calcext:value-type="float">
            <text:p>-11</text:p>
          </table:table-cell>
          <table:table-cell table:style-name="ce14" table:number-columns-repeated="14"/>
          <table:table-cell table:number-columns-repeated="1007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8:17:33.867256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22:20:43.121136716</meta:creation-date>
    <dc:date>2022-09-17T14:56:12.645297770</dc:date>
    <meta:editing-duration>PT1H58M</meta:editing-duration>
    <meta:editing-cycles>12</meta:editing-cycles>
    <meta:generator>LibreOffice/6.4.7.2$Linux_X86_64 LibreOffice_project/40$Build-2</meta:generator>
    <meta:document-statistic meta:table-count="1" meta:cell-count="139" meta:object-count="0"/>
  </office:meta>
</office:document-meta>
</file>